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25185204" calcext:value-type="float">
            <text:p>30,25185204</text:p>
          </table:table-cell>
          <table:table-cell office:value-type="float" office:value="3.86464375E-026" calcext:value-type="float">
            <text:p>3,86E-026</text:p>
          </table:table-cell>
          <table:table-cell office:value-type="float" office:value="3.086357355" calcext:value-type="float">
            <text:p>3,08635735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74160385" calcext:value-type="float">
            <text:p>30,74160385</text:p>
          </table:table-cell>
          <table:table-cell office:value-type="float" office:value="5.089707757E-026" calcext:value-type="float">
            <text:p>5,09E-026</text:p>
          </table:table-cell>
          <table:table-cell office:value-type="float" office:value="3.088704109" calcext:value-type="float">
            <text:p>3,088704109</text:p>
          </table:table-cell>
          <table:table-cell table:style-name="ce2" table:formula="of:=([.E3]-[.E2])/[.E2]" office:value-type="float" office:value="0.000760363668257058" calcext:value-type="float">
            <text:p>0,000760363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451" calcext:value-type="float">
            <text:p>16451</text:p>
          </table:table-cell>
          <table:table-cell office:value-type="float" office:value="32.70536423" calcext:value-type="float">
            <text:p>32,70536423</text:p>
          </table:table-cell>
          <table:table-cell office:value-type="float" office:value="4.675535015E-020" calcext:value-type="float">
            <text:p>4,68E-020</text:p>
          </table:table-cell>
          <table:table-cell office:value-type="float" office:value="2.395535946" calcext:value-type="float">
            <text:p>2,395535946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451" calcext:value-type="float">
            <text:p>16451</text:p>
          </table:table-cell>
          <table:table-cell office:value-type="float" office:value="37.05100632" calcext:value-type="float">
            <text:p>37,05100632</text:p>
          </table:table-cell>
          <table:table-cell office:value-type="float" office:value="2.988185439E-020" calcext:value-type="float">
            <text:p>2,99E-020</text:p>
          </table:table-cell>
          <table:table-cell office:value-type="float" office:value="2.388005733" calcext:value-type="float">
            <text:p>2,388005733</text:p>
          </table:table-cell>
          <table:table-cell table:formula="of:=([.E5]-[.E4])/[.E4]" office:value-type="float" office:value="-0.00314343561096365" calcext:value-type="float">
            <text:p>-0,003143435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805" calcext:value-type="float">
            <text:p>16805</text:p>
          </table:table-cell>
          <table:table-cell office:value-type="float" office:value="52.64302063" calcext:value-type="float">
            <text:p>52,64302063</text:p>
          </table:table-cell>
          <table:table-cell office:value-type="float" office:value="2.761987002E-017" calcext:value-type="float">
            <text:p>2,76E-017</text:p>
          </table:table-cell>
          <table:table-cell office:value-type="float" office:value="2.001504421" calcext:value-type="float">
            <text:p>2,001504421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805" calcext:value-type="float">
            <text:p>16805</text:p>
          </table:table-cell>
          <table:table-cell office:value-type="float" office:value="56.87481308" calcext:value-type="float">
            <text:p>56,87481308</text:p>
          </table:table-cell>
          <table:table-cell office:value-type="float" office:value="4.807920309E-018" calcext:value-type="float">
            <text:p>4,81E-018</text:p>
          </table:table-cell>
          <table:table-cell office:value-type="float" office:value="2.001137257" calcext:value-type="float">
            <text:p>2,001137257</text:p>
          </table:table-cell>
          <table:table-cell table:style-name="ce3" table:formula="of:=([.E7]-[.E6])/[.E6]" office:value-type="float" office:value="-0.000183444011488412" calcext:value-type="float">
            <text:p>-0,00018344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7026" calcext:value-type="float">
            <text:p>17026</text:p>
          </table:table-cell>
          <table:table-cell office:value-type="float" office:value="88.23261261" calcext:value-type="float">
            <text:p>88,23261261</text:p>
          </table:table-cell>
          <table:table-cell office:value-type="float" office:value="0.00000000000001058555624" calcext:value-type="float">
            <text:p>1,06E-014</text:p>
          </table:table-cell>
          <table:table-cell office:value-type="float" office:value="1.74348557" calcext:value-type="float">
            <text:p>1,74348557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7026" calcext:value-type="float">
            <text:p>17026</text:p>
          </table:table-cell>
          <table:table-cell office:value-type="float" office:value="112.4859238" calcext:value-type="float">
            <text:p>112,4859238</text:p>
          </table:table-cell>
          <table:table-cell office:value-type="float" office:value="6.287720809E-015" calcext:value-type="float">
            <text:p>6,29E-015</text:p>
          </table:table-cell>
          <table:table-cell office:value-type="float" office:value="1.742409945" calcext:value-type="float">
            <text:p>1,742409945</text:p>
          </table:table-cell>
          <table:table-cell table:style-name="ce3" table:formula="of:=([.E9]-[.E8])/[.E8]" office:value-type="float" office:value="-0.000616939433573939" calcext:value-type="float">
            <text:p>-0,000616939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7202" calcext:value-type="float">
            <text:p>17202</text:p>
          </table:table-cell>
          <table:table-cell office:value-type="float" office:value="112.3109589" calcext:value-type="float">
            <text:p>112,3109589</text:p>
          </table:table-cell>
          <table:table-cell office:value-type="float" office:value="0.0000000000003492429056" calcext:value-type="float">
            <text:p>3,49E-013</text:p>
          </table:table-cell>
          <table:table-cell office:value-type="float" office:value="1.567228436" calcext:value-type="float">
            <text:p>1,567228436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7202" calcext:value-type="float">
            <text:p>17202</text:p>
          </table:table-cell>
          <table:table-cell office:value-type="float" office:value="107.2175522" calcext:value-type="float">
            <text:p>107,2175522</text:p>
          </table:table-cell>
          <table:table-cell office:value-type="float" office:value="0.0000000000003585955317" calcext:value-type="float">
            <text:p>3,59E-013</text:p>
          </table:table-cell>
          <table:table-cell office:value-type="float" office:value="1.569247723" calcext:value-type="float">
            <text:p>1,569247723</text:p>
          </table:table-cell>
          <table:table-cell table:style-name="ce3" table:formula="of:=([.E11]-[.E10])/[.E10]" office:value-type="float" office:value="0.00128844459021798" calcext:value-type="float">
            <text:p>0,001288444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7326" calcext:value-type="float">
            <text:p>17326</text:p>
          </table:table-cell>
          <table:table-cell office:value-type="float" office:value="106.0965576" calcext:value-type="float">
            <text:p>106,0965576</text:p>
          </table:table-cell>
          <table:table-cell office:value-type="float" office:value="0.000000000001863164354" calcext:value-type="float">
            <text:p>1,86E-012</text:p>
          </table:table-cell>
          <table:table-cell office:value-type="float" office:value="1.431216955" calcext:value-type="float">
            <text:p>1,43121695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7326" calcext:value-type="float">
            <text:p>17326</text:p>
          </table:table-cell>
          <table:table-cell office:value-type="float" office:value="108.6957779" calcext:value-type="float">
            <text:p>108,6957779</text:p>
          </table:table-cell>
          <table:table-cell office:value-type="float" office:value="0.000000000001765901878" calcext:value-type="float">
            <text:p>1,77E-012</text:p>
          </table:table-cell>
          <table:table-cell office:value-type="float" office:value="1.432153106" calcext:value-type="float">
            <text:p>1,432153106</text:p>
          </table:table-cell>
          <table:table-cell table:formula="of:=([.E13]-[.E12])/[.E12]" office:value-type="float" office:value="0.000654094403178647" calcext:value-type="float">
            <text:p>0,000654094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7556" calcext:value-type="float">
            <text:p>17556</text:p>
          </table:table-cell>
          <table:table-cell office:value-type="float" office:value="177.5064697" calcext:value-type="float">
            <text:p>177,5064697</text:p>
          </table:table-cell>
          <table:table-cell office:value-type="float" office:value="0.0000000001631383362" calcext:value-type="float">
            <text:p>1,63E-010</text:p>
          </table:table-cell>
          <table:table-cell office:value-type="float" office:value="1.314362884" calcext:value-type="float">
            <text:p>1,314362884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7556" calcext:value-type="float">
            <text:p>17556</text:p>
          </table:table-cell>
          <table:table-cell office:value-type="float" office:value="231.7610321" calcext:value-type="float">
            <text:p>231,7610321</text:p>
          </table:table-cell>
          <table:table-cell office:value-type="float" office:value="0.0000000000684031512" calcext:value-type="float">
            <text:p>6,84E-011</text:p>
          </table:table-cell>
          <table:table-cell office:value-type="float" office:value="1.319519043" calcext:value-type="float">
            <text:p>1,319519043</text:p>
          </table:table-cell>
          <table:table-cell table:formula="of:=([.E15]-[.E14])/[.E14]" office:value-type="float" office:value="0.00392293411718115" calcext:value-type="float">
            <text:p>0,003922934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721" calcext:value-type="float">
            <text:p>17721</text:p>
          </table:table-cell>
          <table:table-cell office:value-type="float" office:value="231.7234497" calcext:value-type="float">
            <text:p>231,7234497</text:p>
          </table:table-cell>
          <table:table-cell office:value-type="float" office:value="0.0000000009243847354" calcext:value-type="float">
            <text:p>9,24E-010</text:p>
          </table:table-cell>
          <table:table-cell office:value-type="float" office:value="1.233859897" calcext:value-type="float">
            <text:p>1,233859897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721" calcext:value-type="float">
            <text:p>17721</text:p>
          </table:table-cell>
          <table:table-cell office:value-type="float" office:value="213.4073334" calcext:value-type="float">
            <text:p>213,4073334</text:p>
          </table:table-cell>
          <table:table-cell office:value-type="float" office:value="0.000000001531863525" calcext:value-type="float">
            <text:p>1,53E-009</text:p>
          </table:table-cell>
          <table:table-cell office:value-type="float" office:value="1.238524199" calcext:value-type="float">
            <text:p>1,238524199</text:p>
          </table:table-cell>
          <table:table-cell table:formula="of:=([.E17]-[.E16])/[.E16]" office:value-type="float" office:value="0.00378025253218834" calcext:value-type="float">
            <text:p>0,003780252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8007" calcext:value-type="float">
            <text:p>18007</text:p>
          </table:table-cell>
          <table:table-cell office:value-type="float" office:value="212.477417" calcext:value-type="float">
            <text:p>212,477417</text:p>
          </table:table-cell>
          <table:table-cell office:value-type="float" office:value="0.000000007958460557" calcext:value-type="float">
            <text:p>7,96E-009</text:p>
          </table:table-cell>
          <table:table-cell office:value-type="float" office:value="1.160015821" calcext:value-type="float">
            <text:p>1,160015821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8007" calcext:value-type="float">
            <text:p>18007</text:p>
          </table:table-cell>
          <table:table-cell office:value-type="float" office:value="225.1904144" calcext:value-type="float">
            <text:p>225,1904144</text:p>
          </table:table-cell>
          <table:table-cell office:value-type="float" office:value="0.00000000726609084" calcext:value-type="float">
            <text:p>7,27E-009</text:p>
          </table:table-cell>
          <table:table-cell office:value-type="float" office:value="1.167141438" calcext:value-type="float">
            <text:p>1,167141438</text:p>
          </table:table-cell>
          <table:table-cell table:style-name="ce3" table:formula="of:=([.E19]-[.E18])/[.E18]" office:value-type="float" office:value="0.00614268949699095" calcext:value-type="float">
            <text:p>0,006142689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8274" calcext:value-type="float">
            <text:p>18274</text:p>
          </table:table-cell>
          <table:table-cell office:value-type="float" office:value="280.2413635" calcext:value-type="float">
            <text:p>280,2413635</text:p>
          </table:table-cell>
          <table:table-cell office:value-type="float" office:value="0.000000009907957121" calcext:value-type="float">
            <text:p>9,91E-009</text:p>
          </table:table-cell>
          <table:table-cell office:value-type="float" office:value="1.113387227" calcext:value-type="float">
            <text:p>1,113387227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8274" calcext:value-type="float">
            <text:p>18274</text:p>
          </table:table-cell>
          <table:table-cell office:value-type="float" office:value="293.3889465" calcext:value-type="float">
            <text:p>293,3889465</text:p>
          </table:table-cell>
          <table:table-cell office:value-type="float" office:value="0.000000009886992558" calcext:value-type="float">
            <text:p>9,89E-009</text:p>
          </table:table-cell>
          <table:table-cell office:value-type="float" office:value="1.125331998" calcext:value-type="float">
            <text:p>1,125331998</text:p>
          </table:table-cell>
          <table:table-cell table:style-name="ce3" table:formula="of:=([.E21]-[.E20])/[.E20]" office:value-type="float" office:value="0.0107283168967054" calcext:value-type="float">
            <text:p>0,010728316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8614" calcext:value-type="float">
            <text:p>18614</text:p>
          </table:table-cell>
          <table:table-cell office:value-type="float" office:value="399.6792297" calcext:value-type="float">
            <text:p>399,6792297</text:p>
          </table:table-cell>
          <table:table-cell office:value-type="float" office:value="0.000000002933509435" calcext:value-type="float">
            <text:p>2,93E-009</text:p>
          </table:table-cell>
          <table:table-cell office:value-type="float" office:value="1.037888885" calcext:value-type="float">
            <text:p>1,037888885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233332766486935" calcext:value-type="float">
            <text:p>0,00233332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9T09:10:31.783672924</dc:date>
    <meta:document-statistic meta:table-count="1" meta:cell-count="121" meta:object-count="0"/>
    <meta:generator>LibreOffice/4.1.5.3$Linux_X86_64 LibreOffice_project/410m0$Build-3</meta:generator>
  </office:meta>
</office:document-meta>
</file>